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eeeeee" draw:textarea-horizontal-align="justify" draw:textarea-vertical-align="middle" draw:auto-grow-height="false" fo:min-height="11.815cm" fo:min-width="14.74cm" fo:padding-top="0.166cm" fo:padding-bottom="0.166cm" fo:padding-left="0.291cm" fo:padding-right="0.291cm"/>
      <style:paragraph-properties style:writing-mode="lr-tb"/>
    </style:style>
    <style:style style:name="gr2" style:family="graphic" style:parent-style-name="standard">
      <style:graphic-properties svg:stroke-width="0.106cm" svg:stroke-color="#212121" draw:marker-start-width="0.36cm" draw:marker-end-width="0.36cm" draw:fill-color="#fafafa" draw:opacity="100%" draw:textarea-horizontal-align="justify" draw:textarea-vertical-align="middle" draw:auto-grow-height="false" fo:min-height="3.242cm" fo:min-width="2.992cm" fo:padding-top="0.179cm" fo:padding-bottom="0.179cm" fo:padding-left="0.304cm" fo:padding-right="0.304cm"/>
      <style:paragraph-properties style:writing-mode="lr-tb"/>
    </style:style>
    <style:style style:name="gr3" style:family="graphic" style:parent-style-name="standard">
      <style:graphic-properties svg:stroke-width="0.106cm" svg:stroke-color="#212121" draw:marker-start-width="0.36cm" draw:marker-end-width="0.36cm" draw:fill-color="#fafafa" draw:textarea-horizontal-align="justify" draw:textarea-vertical-align="middle" draw:auto-grow-height="false" fo:min-height="3.243cm" fo:min-width="2.993cm" fo:padding-top="0.179cm" fo:padding-bottom="0.179cm" fo:padding-left="0.304cm" fo:padding-right="0.304cm"/>
      <style:paragraph-properties style:writing-mode="lr-tb"/>
    </style:style>
    <style:style style:name="gr4" style:family="graphic" style:parent-style-name="standard" style:list-style-name="L1">
      <style:graphic-properties svg:stroke-width="0.106cm" svg:stroke-color="#212121" draw:marker-start-width="0.36cm" draw:marker-end-width="0.36cm" draw:fill-color="#9e9e9e" draw:textarea-horizontal-align="justify" draw:textarea-vertical-align="middle" draw:auto-grow-height="false" fo:min-height="3.242cm" fo:min-width="6.485cm" fo:padding-top="0.179cm" fo:padding-bottom="0.179cm" fo:padding-left="0.304cm" fo:padding-right="0.304cm"/>
      <style:paragraph-properties style:writing-mode="lr-tb"/>
    </style:style>
    <style:style style:name="gr5" style:family="graphic" style:parent-style-name="standard">
      <style:graphic-properties svg:stroke-width="0.106cm" svg:stroke-color="#212121" draw:marker-start-width="0.36cm" draw:marker-end-width="0.36cm" draw:fill-color="#fafafa" draw:textarea-horizontal-align="justify" draw:textarea-vertical-align="middle" draw:auto-grow-height="false" fo:min-height="3.242cm" fo:min-width="2.992cm" fo:padding-top="0.179cm" fo:padding-bottom="0.179cm" fo:padding-left="0.304cm" fo:padding-right="0.304cm"/>
      <style:paragraph-properties style:writing-mode="lr-tb"/>
    </style:style>
    <style:style style:name="gr6" style:family="graphic" style:parent-style-name="standard">
      <style:graphic-properties svg:stroke-width="0.106cm" svg:stroke-color="#212121" draw:marker-start-width="0.36cm" draw:marker-end-width="0.36cm" draw:fill-color="#9e9e9e" draw:textarea-horizontal-align="justify" draw:textarea-vertical-align="middle" draw:auto-grow-height="false" fo:min-height="3.242cm" fo:min-width="6.485cm" fo:padding-top="0.179cm" fo:padding-bottom="0.179cm" fo:padding-left="0.304cm" fo:padding-right="0.304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2cm" draw:marker-end-width="0.322cm" draw:fill-color="#ffc400" draw:textarea-horizontal-align="justify" draw:textarea-vertical-align="middle" draw:auto-grow-height="false" fo:min-height="4.503cm" fo:min-width="0.294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2cm" draw:marker-end-width="0.322cm" draw:fill-color="#ffc400" draw:textarea-horizontal-align="justify" draw:textarea-vertical-align="middle" draw:auto-grow-height="false" fo:min-height="4.73cm" fo:min-width="0.188cm" fo:padding-top="0.166cm" fo:padding-bottom="0.166cm" fo:padding-left="0.291cm" fo:padding-right="0.291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c400" draw:textarea-horizontal-align="justify" draw:textarea-vertical-align="middle" draw:auto-grow-height="false" fo:min-height="1.787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c400" draw:textarea-horizontal-align="justify" draw:textarea-vertical-align="middle" draw:auto-grow-height="false" fo:min-height="0.077cm" fo:min-width="0.772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afafa" draw:opacity="100%"/>
      <style:paragraph-properties fo:text-align="center"/>
    </style:style>
    <style:style style:name="P4" style:family="paragraph">
      <loext:graphic-properties draw:fill-color="#fafafa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9e9e9e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color="#fafafa" loext:opacity="100%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9e9e9e"/>
      <style:paragraph-properties fo:text-align="center"/>
      <style:text-properties fo:color="#fafafa" loext:opacity="100%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c400"/>
      <style:paragraph-properties fo:text-align="center"/>
    </style:style>
    <style:style style:name="T1" style:family="text">
      <style:text-properties fo:color="#fafafa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12.065cm" svg:x="3.222cm" svg:y="13.71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2cm" svg:height="3.492cm" svg:x="7.48cm" svg:y="6.832cm">
          <text:p text:style-name="P1">Word-pres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3cm" svg:height="3.493cm" svg:x="10.972cm" svg:y="6.83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985cm" svg:height="3.492cm" svg:x="7.48cm" svg:y="3.332cm">
          <text:p text:style-name="P5"><text:span text:style-name="T1">S </text:span><text:span text:style-name="T1">e r </text:span><text:span text:style-name="T1">v e 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2cm" svg:height="3.492cm" svg:x="7.48cm" svg:y="14.67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92cm" svg:height="3.492cm" svg:x="10.972cm" svg:y="14.67cm">
          <text:p text:style-name="P1">BASh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92cm" svg:height="3.492cm" svg:x="7.48cm" svg:y="18.162cm">
          <text:p text:style-name="P1">Word-pres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92cm" svg:height="3.492cm" svg:x="10.972cm" svg:y="18.16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985cm" svg:height="3.492cm" svg:x="7.48cm" svg:y="21.655cm">
          <text:p text:style-name="P7"><text:span text:style-name="T1">C l i e n 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88cm" svg:height="6.033cm" svg:x="8.437cm" svg:y="9.5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588cm" svg:height="6.35cm" svg:x="11.938cm" svg:y="9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9" draw:layer="layout" svg:width="0.997cm" svg:height="2.643cm" svg:x="12.23cm" svg:y="16.7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1.588cm" svg:height="0.653cm" svg:x="10.207cm" svg:y="19.5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1T13:41:55.280507084</meta:creation-date>
    <dc:date>2022-12-11T14:25:43.891725338</dc:date>
    <meta:editing-duration>PT1M46S</meta:editing-duration>
    <meta:editing-cycles>2</meta:editing-cycles>
    <meta:generator>LibreOffice/7.3.7.2$Linux_X86_64 LibreOffice_project/30$Build-2</meta:generator>
    <meta:document-statistic meta:object-count="13"/>
  </office:meta>
</office:document-meta>
</file>